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containerWindowTy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name</text:p>
          </table:table-cell>
          <table:table-cell office:value-type="string">
            <text:p>position</text:p>
          </table:table-cell>
          <table:table-cell office:value-type="string">
            <text:p/>
          </table:table-cell>
          <table:table-cell office:value-type="string">
            <text:p>size</text:p>
          </table:table-cell>
          <table:table-cell office:value-type="string">
            <text:p/>
          </table:table-cell>
          <table:table-cell office:value-type="string">
            <text:p>moveable</text:p>
          </table:table-cell>
          <table:table-cell office:value-type="string">
            <text:p>buttonTy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verlappingElementsBoxTy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ientation</text:p>
          </table:table-cell>
          <table:table-cell office:value-type="string">
            <text:p>origo</text:p>
          </table:table-cell>
          <table:table-cell office:value-type="string">
            <text:p>background</text:p>
          </table:table-cell>
          <table:table-cell office:value-type="string">
            <text:p/>
          </table:table-cell>
          <table:table-cell office:value-type="string">
            <text:p>iconTy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stantTextBoxTy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ntainerWindowTy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name</text:p>
          </table:table-cell>
          <table:table-cell office:value-type="string">
            <text:p>quadTextureSprite</text:p>
          </table:table-cell>
          <table:table-cell office:value-type="string">
            <text:p>position</text:p>
          </table:table-cell>
          <table:table-cell office:value-type="string">
            <text:p/>
          </table:table-cell>
          <table:table-cell office:value-type="string">
            <text:p>font</text:p>
          </table:table-cell>
          <table:table-cell office:value-type="string">
            <text:p>text</text:p>
          </table:table-cell>
          <table:table-cell office:value-type="string">
            <text:p>orientation</text:p>
          </table:table-cell>
          <table:table-cell office:value-type="string">
            <text:p>spriteType</text:p>
          </table:table-cell>
          <table:table-cell office:value-type="string">
            <text:p>buttonFont</text:p>
          </table:table-cell>
          <table:table-cell office:value-type="string">
            <text:p>shortcut</text:p>
          </table:table-cell>
          <table:table-cell office:value-type="string">
            <text:p>size</text:p>
          </table:table-cell>
          <table:table-cell office:value-type="string">
            <text:p/>
          </table:table-cell>
          <table:table-cell office:value-type="string">
            <text:p>alwaysTransparent</text:p>
          </table:table-cell>
          <table:table-cell office:value-type="string">
            <text:p>Orientation</text:p>
          </table:table-cell>
          <table:table-cell office:value-type="string">
            <text:p>clicksound</text:p>
          </table:table-cell>
          <table:table-cell office:value-type="string">
            <text:p>name</text:p>
          </table:table-cell>
          <table:table-cell office:value-type="string">
            <text:p>position</text:p>
          </table:table-cell>
          <table:table-cell office:value-type="string">
            <text:p/>
          </table:table-cell>
          <table:table-cell office:value-type="string">
            <text:p>siz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me</text:p>
          </table:table-cell>
          <table:table-cell office:value-type="string">
            <text:p>quadTextureSprite</text:p>
          </table:table-cell>
          <table:table-cell office:value-type="string">
            <text:p>OCCNUM</text:p>
          </table:table-cell>
          <table:table-cell office:value-type="string">
            <text:p>name</text:p>
          </table:table-cell>
          <table:table-cell office:value-type="string">
            <text:p>spriteType</text:p>
          </table:table-cell>
          <table:table-cell office:value-type="string">
            <text:p>position</text:p>
          </table:table-cell>
          <table:table-cell office:value-type="string">
            <text:p/>
          </table:table-cell>
          <table:table-cell office:value-type="string">
            <text:p>alwaysTransparent</text:p>
          </table:table-cell>
          <table:table-cell office:value-type="string">
            <text:p>quadTextureSprite</text:p>
          </table:table-cell>
          <table:table-cell office:value-type="string">
            <text:p>OCCNUM</text:p>
          </table:table-cell>
          <table:table-cell office:value-type="string">
            <text:p>name</text:p>
          </table:table-cell>
          <table:table-cell office:value-type="string">
            <text:p>font</text:p>
          </table:table-cell>
          <table:table-cell office:value-type="string">
            <text:p>text</text:p>
          </table:table-cell>
          <table:table-cell office:value-type="string">
            <text:p>position</text:p>
          </table:table-cell>
          <table:table-cell office:value-type="string">
            <text:p/>
          </table:table-cell>
          <table:table-cell office:value-type="string">
            <text:p>maxWidth</text:p>
          </table:table-cell>
          <table:table-cell office:value-type="string">
            <text:p>maxHeight</text:p>
          </table:table-cell>
          <table:table-cell office:value-type="string">
            <text:p>fixedSize</text:p>
          </table:table-cell>
          <table:table-cell office:value-type="string">
            <text:p>alwaysTransparent</text:p>
          </table:table-cell>
          <table:table-cell office:value-type="string">
            <text:p>format</text:p>
          </table:table-cell>
          <table:table-cell office:value-type="string">
            <text:p>scrollbartype</text:p>
          </table:table-cell>
          <table:table-cell office:value-type="string">
            <text:p>OCCNUM</text:p>
          </table:table-cell>
          <table:table-cell office:value-type="string">
            <text:p>name</text:p>
          </table:table-cell>
          <table:table-cell office:value-type="string">
            <text:p>position</text:p>
          </table:table-cell>
          <table:table-cell office:value-type="string">
            <text:p/>
          </table:table-cell>
          <table:table-cell office:value-type="string">
            <text:p>size</text:p>
          </table:table-cell>
          <table:table-cell office:value-type="string">
            <text:p/>
          </table:table-cell>
          <table:table-cell office:value-type="string">
            <text:p>clipping</text:p>
          </table:table-cell>
          <table:table-cell office:value-type="string">
            <text:p>iconTy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veable</text:p>
          </table:table-cell>
          <table:table-cell office:value-type="string">
            <text:p>instantTextBoxTy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stboxTy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ntainerWindowType</text:p>
          </table:table-cell>
          <table:table-cell office:value-type="string">
            <text:p>overlappingElementsBoxTyp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name</text:p>
          </table:table-cell>
          <table:table-cell office:value-type="string">
            <text:p>spriteType</text:p>
          </table:table-cell>
          <table:table-cell office:value-type="string">
            <text:p>position</text:p>
          </table:table-cell>
          <table:table-cell office:value-type="string">
            <text:p/>
          </table:table-cell>
          <table:table-cell office:value-type="string">
            <text:p>alwaysTransparent</text:p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name</text:p>
          </table:table-cell>
          <table:table-cell office:value-type="string">
            <text:p>font</text:p>
          </table:table-cell>
          <table:table-cell office:value-type="string">
            <text:p>position</text:p>
          </table:table-cell>
          <table:table-cell office:value-type="string">
            <text:p/>
          </table:table-cell>
          <table:table-cell office:value-type="string">
            <text:p>maxWidth</text:p>
          </table:table-cell>
          <table:table-cell office:value-type="string">
            <text:p>alwaysTransparent</text:p>
          </table:table-cell>
          <table:table-cell office:value-type="string">
            <text:p>maxHeight</text:p>
          </table:table-cell>
          <table:table-cell office:value-type="string">
            <text:p>Orientation</text:p>
          </table:table-cell>
          <table:table-cell office:value-type="string">
            <text:p>format</text:p>
          </table:table-cell>
          <table:table-cell office:value-type="string">
            <text:p>text_color_code</text:p>
          </table:table-cell>
          <table:table-cell office:value-type="string">
            <text:p>name</text:p>
          </table:table-cell>
          <table:table-cell office:value-type="string">
            <text:p>position</text:p>
          </table:table-cell>
          <table:table-cell office:value-type="string">
            <text:p/>
          </table:table-cell>
          <table:table-cell office:value-type="string">
            <text:p>backGround</text:p>
          </table:table-cell>
          <table:table-cell office:value-type="string">
            <text:p>size</text:p>
          </table:table-cell>
          <table:table-cell office:value-type="string">
            <text:p/>
          </table:table-cell>
          <table:table-cell office:value-type="string">
            <text:p>spacing</text:p>
          </table:table-cell>
          <table:table-cell office:value-type="string">
            <text:p>scrollbartype</text:p>
          </table:table-cell>
          <table:table-cell office:value-type="string">
            <text:p>borderSize</text:p>
          </table:table-cell>
          <table:table-cell office:value-type="string">
            <text:p/>
          </table:table-cell>
          <table:table-cell office:value-type="string">
            <text:p>Orientation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uiTypes</text:p>
          </table:table-cell>
          <table:table-cell office:value-type="string">
            <text:p>OCC0</text:p>
          </table:table-cell>
          <table:table-cell office:value-type="string">
            <text:p>"cgm_option"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88</text:p>
          </table:table-cell>
          <table:table-cell office:value-type="string">
            <text:p>3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"option_button"</text:p>
          </table:table-cell>
          <table:table-cell office:value-type="string">
            <text:p>"GFX_event_button_452_trader"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"cg_16b"</text:p>
          </table:table-cell>
          <table:table-cell office:value-type="string">
            <text:p>"OPTION_TEXT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rigger_icons"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65</text:p>
          </table:table-cell>
          <table:table-cell office:value-type="string">
            <text:p>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>"cgm_main_menu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74</text:p>
          </table:table-cell>
          <table:table-cell office:value-type="string">
            <text:p>680</text:p>
          </table:table-cell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"focus_button"</text:p>
          </table:table-cell>
          <table:table-cell office:value-type="string">
            <text:p/>
          </table:table-cell>
          <table:table-cell office:value-type="string">
            <text:p>-80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UPPER_RIGHT"</text:p>
          </table:table-cell>
          <table:table-cell office:value-type="string">
            <text:p>"GFX_fleetview_focus"</text:p>
          </table:table-cell>
          <table:table-cell office:value-type="string">
            <text:p>"cg_16b"</text:p>
          </table:table-cell>
          <table:table-cell office:value-type="string">
            <text:p>"q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empire_ethics_icons"</text:p>
          </table:table-cell>
          <table:table-cell office:value-type="string">
            <text:p>-1145</text:p>
          </table:table-cell>
          <table:table-cell office:value-type="string">
            <text:p>-11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enter</text:p>
          </table:table-cell>
          <table:table-cell office:value-type="string">
            <text:p>center</text:p>
          </table:table-cell>
          <table:table-cell office:value-type="string">
            <text:p>"background"</text:p>
          </table:table-cell>
          <table:table-cell office:value-type="string">
            <text:p>"GFX_tile_large_bg_trader"</text:p>
          </table:table-cell>
          <table:table-cell office:value-type="string">
            <text:p>OCC0</text:p>
          </table:table-cell>
          <table:table-cell office:value-type="string">
            <text:p>"hex_bg"</text:p>
          </table:table-cell>
          <table:table-cell office:value-type="string">
            <text:p>"GFX_hex_bg_trader"</text:p>
          </table:table-cell>
          <table:table-cell office:value-type="string">
            <text:p>-10</text:p>
          </table:table-cell>
          <table:table-cell office:value-type="string">
            <text:p>-14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"cgm_main_menu_heading_name"</text:p>
          </table:table-cell>
          <table:table-cell office:value-type="string">
            <text:p>"malgun_goth_24"</text:p>
          </table:table-cell>
          <table:table-cell office:value-type="string">
            <text:p>"cgm_main_menu_heading_text"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543</text:p>
          </table:table-cell>
          <table:table-cell office:value-type="string">
            <text:p>2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0</text:p>
          </table:table-cell>
          <table:table-cell office:value-type="string">
            <text:p>"portrait_background"</text:p>
          </table:table-cell>
          <table:table-cell office:value-type="string">
            <text:p>17</text:p>
          </table:table-cell>
          <table:table-cell office:value-type="string">
            <text:p>45</text:p>
          </table:table-cell>
          <table:table-cell office:value-type="string">
            <text:p>964</text:p>
          </table:table-cell>
          <table:table-cell office:value-type="string">
            <text:p>350</text:p>
          </table:table-cell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"event_picture"</text:p>
          </table:table-cell>
          <table:table-cell office:value-type="string">
            <text:p>"GFX_diplomacy_portrait_frame"</text:p>
          </table:table-cell>
          <table:table-cell office:value-type="string">
            <text:p>-6</text:p>
          </table:table-cell>
          <table:table-cell office:value-type="string">
            <text:p>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"alien_message_background"</text:p>
          </table:table-cell>
          <table:table-cell office:value-type="string">
            <text:p/>
          </table:table-cell>
          <table:table-cell office:value-type="string">
            <text:p>11</text:p>
          </table:table-cell>
          <table:table-cell office:value-type="string">
            <text:p>4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GFX_tiles_dark_area_cut_8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85</text:p>
          </table:table-cell>
          <table:table-cell office:value-type="string">
            <text:p>24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"empire_header_line"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22</text:p>
          </table:table-cell>
          <table:table-cell office:value-type="string">
            <text:p>yes</text:p>
          </table:table-cell>
          <table:table-cell office:value-type="string">
            <text:p>"GFX_line_long_trader"</text:p>
          </table:table-cell>
          <table:table-cell office:value-type="string">
            <text:p>OCC1</text:p>
          </table:table-cell>
          <table:table-cell office:value-type="string">
            <text:p>"alien_message"</text:p>
          </table:table-cell>
          <table:table-cell office:value-type="string">
            <text:p>"cg_16b"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440</text:p>
          </table:table-cell>
          <table:table-cell office:value-type="string">
            <text:p>465</text:p>
          </table:table-cell>
          <table:table-cell office:value-type="string">
            <text:p>2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eft</text:p>
          </table:table-cell>
          <table:table-cell office:value-type="string">
            <text:p>"standardtext_slider"</text:p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"portrait"</text:p>
          </table:table-cell>
          <table:table-cell office:value-type="string">
            <text:p>"GFX_portrait_character"</text:p>
          </table:table-cell>
          <table:table-cell office:value-type="string">
            <text:p>25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"confirm_button"</text:p>
          </table:table-cell>
          <table:table-cell office:value-type="string">
            <text:p>"GFX_standard_button_142_34_button"</text:p>
          </table:table-cell>
          <table:table-cell office:value-type="string">
            <text:p>-175</text:p>
          </table:table-cell>
          <table:table-cell office:value-type="string">
            <text:p>564</text:p>
          </table:table-cell>
          <table:table-cell office:value-type="string">
            <text:p>"cg_16b"</text:p>
          </table:table-cell>
          <table:table-cell office:value-type="string">
            <text:p>"MESSAGE_OK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UPPER_RIGHT"</text:p>
          </table:table-cell>
          <table:table-cell office:value-type="string">
            <text:p>"confirmation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"empire_info_bg"</text:p>
          </table:table-cell>
          <table:table-cell office:value-type="string">
            <text:p>"GFX_diplomacy_dark_fade_bg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"heading"</text:p>
          </table:table-cell>
          <table:table-cell office:value-type="string">
            <text:p>"malgun_goth_24"</text:p>
          </table:table-cell>
          <table:table-cell office:value-type="string">
            <text:p/>
          </table:table-cell>
          <table:table-cell office:value-type="string">
            <text:p>-1120</text:p>
          </table:table-cell>
          <table:table-cell office:value-type="string">
            <text:p>-11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>"portrait"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964</text:p>
          </table:table-cell>
          <table:table-cell office:value-type="string">
            <text:p>350</text:p>
          </table:table-cell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"portrait"</text:p>
          </table:table-cell>
          <table:table-cell office:value-type="string">
            <text:p>"GFX_portrait_gamesetup_mask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"close"</text:p>
          </table:table-cell>
          <table:table-cell office:value-type="string">
            <text:p>"GFX_main_close_button_trader"</text:p>
          </table:table-cell>
          <table:table-cell office:value-type="string">
            <text:p>-2000</text:p>
          </table:table-cell>
          <table:table-cell office:value-type="string">
            <text:p>-1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"empire_flag"</text:p>
          </table:table-cell>
          <table:table-cell office:value-type="string">
            <text:p>"GFX_empire_flag_128"</text:p>
          </table:table-cell>
          <table:table-cell office:value-type="string">
            <text:p>-1125</text:p>
          </table:table-cell>
          <table:table-cell office:value-type="string">
            <text:p>-112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"empire_name"</text:p>
          </table:table-cell>
          <table:table-cell office:value-type="string">
            <text:p>"malgun_goth_24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"black_frame"</text:p>
          </table:table-cell>
          <table:table-cell office:value-type="string">
            <text:p>"GFX_diplomacy_portrait_shadow_frame"</text:p>
          </table:table-cell>
          <table:table-cell office:value-type="string">
            <text:p>-4</text:p>
          </table:table-cell>
          <table:table-cell office:value-type="string">
            <text:p>-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"empire_government_type"</text:p>
          </table:table-cell>
          <table:table-cell office:value-type="string">
            <text:p>"cg_16b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"stripes_1"</text:p>
          </table:table-cell>
          <table:table-cell office:value-type="string">
            <text:p>"GFX_diplomacy_stripes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"empire_personality_type"</text:p>
          </table:table-cell>
          <table:table-cell office:value-type="string">
            <text:p>"cg_16b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"city_frame"</text:p>
          </table:table-cell>
          <table:table-cell office:value-type="string">
            <text:p>"GFX_diplomacy_portrait_frame_trader"</text:p>
          </table:table-cell>
          <table:table-cell office:value-type="string">
            <text:p>-6</text:p>
          </table:table-cell>
          <table:table-cell office:value-type="string">
            <text:p>-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0</text:p>
          </table:table-cell>
          <table:table-cell office:value-type="string">
            <text:p>"EVENT_DIPLO"</text:p>
          </table:table-cell>
          <table:table-cell office:value-type="string">
            <text:p>0</text:p>
          </table:table-cell>
          <table:table-cell office:value-type="string">
            <text:p>400</text:p>
          </table:table-cell>
          <table:table-cell office:value-type="string">
            <text:p>563</text:p>
          </table:table-cell>
          <table:table-cell office:value-type="string">
            <text:p>2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OCC0</text:p>
          </table:table-cell>
          <table:table-cell office:value-type="string">
            <text:p>"action_title"</text:p>
          </table:table-cell>
          <table:table-cell office:value-type="string">
            <text:p>"malgun_goth_24"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52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option_list"</text:p>
          </table:table-cell>
          <table:table-cell office:value-type="string">
            <text:p>500</text:p>
          </table:table-cell>
          <table:table-cell office:value-type="string">
            <text:p>20</text:p>
          </table:table-cell>
          <table:table-cell office:value-type="string">
            <text:p>""</text:p>
          </table:table-cell>
          <table:table-cell office:value-type="string">
            <text:p>460</text:p>
          </table:table-cell>
          <table:table-cell office:value-type="string">
            <text:p>240</text:p>
          </table:table-cell>
          <table:table-cell office:value-type="string">
            <text:p>1</text:p>
          </table:table-cell>
          <table:table-cell office:value-type="string">
            <text:p>"standardlistbox_slider"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UPPER_LEFT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"action_desc"</text:p>
          </table:table-cell>
          <table:table-cell office:value-type="string">
            <text:p>"malgun_goth_24"</text:p>
          </table:table-cell>
          <table:table-cell office:value-type="string">
            <text:p>490</text:p>
          </table:table-cell>
          <table:table-cell office:value-type="string">
            <text:p>0</text:p>
          </table:table-cell>
          <table:table-cell office:value-type="string">
            <text:p>500</text:p>
          </table:table-cell>
          <table:table-cell office:value-type="string">
            <text:p>yes</text:p>
          </table:table-cell>
          <table:table-cell office:value-type="string">
            <text:p>180</text:p>
          </table:table-cell>
          <table:table-cell office:value-type="string">
            <text:p>"UPPER_LEFT"</text:p>
          </table:table-cell>
          <table:table-cell office:value-type="string">
            <text:p>center</text:p>
          </table:table-cell>
          <table:table-cell office:value-type="string">
            <text:p>"H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0</text:p>
          </table:table-cell>
          <table:table-cell office:value-type="string">
            <text:p>"leader_details"</text:p>
          </table:table-cell>
          <table:table-cell office:value-type="string">
            <text:p>-1125</text:p>
          </table:table-cell>
          <table:table-cell office:value-type="string">
            <text:p>-11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"empire_traits_label"</text:p>
          </table:table-cell>
          <table:table-cell office:value-type="string">
            <text:p>"cg_16b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empire_traits_box"</text:p>
          </table:table-cell>
          <table:table-cell office:value-type="string">
            <text:p>"leader_traits"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1-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"leader_name"</text:p>
          </table:table-cell>
          <table:table-cell office:value-type="string">
            <text:p>"cg_16b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"leader_species"</text:p>
          </table:table-cell>
          <table:table-cell office:value-type="string">
            <text:p>"cg_16b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"opinion_window"</text:p>
          </table:table-cell>
          <table:table-cell office:value-type="string">
            <text:p>-1127</text:p>
          </table:table-cell>
          <table:table-cell office:value-type="string">
            <text:p>-11110</text:p>
          </table:table-cell>
          <table:table-cell office:value-type="string">
            <text:p>94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heir_opinion_icon"</text:p>
          </table:table-cell>
          <table:table-cell office:value-type="string">
            <text:p>"GFX_diplomacy_opinion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heir_opinion"</text:p>
          </table:table-cell>
          <table:table-cell office:value-type="string">
            <text:p>"cg_16b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6</meta:generator>
  </office:meta>
</office:document-meta>
</file>